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54500000295040B66633E85391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7.348cm" svg:x="0.04cm" svg:y="0.045cm">
          <draw:image xlink:href="Pictures/100000000000054500000295040B66633E85391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26T18:13:29.539032091</dc:date>
    <meta:editing-duration>PT3M10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